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style:font-size-asian="10.5pt"/>
    </style:style>
    <style:style style:name="P2" style:family="paragraph" style:parent-style-name="Standard">
      <style:text-properties fo:language="de" fo:country="DE" officeooo:rsid="0018bbd4" officeooo:paragraph-rsid="0018bbd4" style:font-size-asian="10.5pt"/>
    </style:style>
    <style:style style:name="T1" style:family="text">
      <style:text-properties officeooo:rsid="0018bbd4"/>
    </style:style>
    <style:style style:name="T2" style:family="text">
      <style:text-properties officeooo:rsid="0019e7f2"/>
    </style:style>
    <style:style style:name="T3" style:family="text">
      <style:text-properties officeooo:rsid="001a36d6"/>
    </style:style>
    <style:style style:name="T4" style:family="text">
      <style:text-properties officeooo:rsid="001a3c65"/>
    </style:style>
    <style:style style:name="T5" style:family="text">
      <style:text-properties officeooo:rsid="001b87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Facebook und Co. machen es vor“</text:span></text:p>
      <text:p text:style-name="P1"/>
      <text:p text:style-name="P1">“<text:span text:style-name="T1">Kevin allein zu Haus</text:span>”: <text:span text:style-name="T1">eine Kult-Komödie aus den 90er Jahren. Würde man eine Neuverfilmung des Klassikers auf die Gefahren des 21. Jahrhunderts anpassen, so müsste man diese wohl “Kevin allein im Internet” taufen. Der Umgang Jugendlicher mit sozialen Netzwerken, neuen Medien und digitalen Kommunikationsplattformen ist eine Thematik, die fasziniert, polarisiert. Haben junge Menschen die Kontrolle über ihre Daten schon längst verloren? Nutzen wir das Internet zu sorglos?</text:span></text:p>
      <text:p text:style-name="P1"/>
      <text:p text:style-name="P2">Frank Spaeing meint: „Ja!“ Berichtet wird über den Referenten des deutschen Berufsverband der Datenschutzbeauftragten, welcher deutschlandweit darum bemüht ist, Schüler über die Gefahren der Nutzung digitaler Medien aufzuklären, in dem Bericht „Allein gelassen im Internet“, veröffentlicht am 27. Juni 2011 in der Online-Ausgabe der deutschen Wochenzeitung „Die Zeit“. Unter anderem wird darin angeführt, dass schon über ein Viertel aller 16- bis 18-jährigen im Internet Beleidigungen oder Belästigungen zu ertragen hatte. Auch bestehe die Gefahr, dass Jugendliche auf Grund ihrer maßlosen Sorglosigkeit, beispielsweise gegenüber der Sicherheit ihrer Passwörter, nach und nach die Kontrolle über ihre Daten verlieren. Ebenso sei es bedenklich, dass der „hohe Vernetzungsgrad“ in sozialen Netzwerken dazu führe, dass Daten und Informationen ohne der expliziten Zustimmung von Nutzern sichtbar werden. So könne man durch Analyse von Gruppen- und Freundschaftsstrukturen statistisch ermitteln, welche die sexuelle Orientierung oder Neigung einer Person ist.</text:p>
      <text:p text:style-name="P2"/>
      <text:p text:style-name="P2">Mit Sicherheit hat Frank Spaeing recht. Wir sind zu sorglos im Umgang mit digitalen Kommunikationsplattformen, zu maßlos in unserer Preisgabe von persönlichen Daten und Informationen – wir sind ein offenes Buch! Jede Meinung wird getwittert, jedes Ereignis landet auf Instagram, jede Dummheit auf Facebook. <text:span text:style-name="T2">Nur die</text:span> wenigsten jungen Menschen verstehen, welche gravierenden <text:span text:style-name="T5">F</text:span>olgen eine solche Offenheit nach sich ziehen kann, welche schweren Schäden solche Taten und Daten am persönlichen, digitalen Image einer Person anrichten kann. Spätestens wenn eine<text:span text:style-name="T3">m</text:span> der neue Arbeitgeber eine Freundschaftsanfrage schickt, man diese sorglos annimmt und der zu Beeindruckende die Fotos vom rauschenden Alkoholfluss des letzten Wochenendes sieht, folgt Reue. Viele wissen nicht, welche Informationen sie überhaupt sichtbar machen, welche zugänglich sind. So ist es leicht, Opfer eines Daten- oder Identitätsdiebes zu werden.</text:p>
      <text:p text:style-name="P2"/>
      <text:p text:style-name="P2">Daher ist ein Schulfach „Datenschutz“ eine gute Idee. Nein, es ist sogar eine grandiose, famose, höchst hervorragende und empfehlenswerte Idee. Denn eine höhere Schule kann sich wohl kaum eine wahrlich allgemeinbildende nennen, wenn sie einen solch monumentalen Bestandteil des Lebens jun<text:span text:style-name="T2">g</text:span>er Menschen vernachlässigt oder gar gänzlich ignoriert. Denn ein Bildungssystem kann sich wohl kaum ein wahrlich kompetenzorientiertes nennen, wenn es zwar Sprach- und Rechen-, aber weder Internet- noch Datenschutzkompetenz vermittelt. Ein Schulfach „Datenschutz“ wäre ein Schritt in die richtige Richtung – es macht Sinn.</text:p>
      <text:p text:style-name="P2"/>
      <text:p text:style-name="P2">Es macht Sinn, denn es ist wahr: Jugendliche haben die Kontrolle über ihre Daten verloren. <text:span text:style-name="T2">W</text:span>ir sind zu sorglos im Umgang mit neuen Medien, digitalen Kommunikationsplattformen und dem Internet als Ganze<text:span text:style-name="T4">m</text:span>. Wir <text:span text:style-name="T2">sollten daher, als mündige digitale Bürger, Aufklärung verlangen. Wir sollten von Informationen nicht genug bekommen können. Wohl die einzige Eigenschaft, um die man Facebook und Co. beneiden soll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2:37:58.260823000</meta:creation-date>
    <dc:date>2015-05-04T15:46:26.538355000</dc:date>
    <meta:editing-duration>PT12M56S</meta:editing-duration>
    <meta:editing-cycles>5</meta:editing-cycles>
    <meta:generator>LibreOffice/4.3.2.2$MacOSX_X86_64 LibreOffice_project/edfb5295ba211bd31ad47d0bad0118690f76407d</meta:generator>
    <meta:document-statistic meta:table-count="0" meta:image-count="0" meta:object-count="0" meta:page-count="1" meta:paragraph-count="6" meta:word-count="482" meta:character-count="3488" meta:non-whitespace-character-count="3010"/>
  </office:meta>
</office:document-meta>
</file>